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0dc6" officeooo:paragraph-rsid="00190dc6"/>
    </style:style>
    <style:style style:name="P2" style:family="paragraph" style:parent-style-name="Standard" style:list-style-name="L1">
      <style:text-properties officeooo:rsid="001aa903" officeooo:paragraph-rsid="001aa903"/>
    </style:style>
    <style:style style:name="P3" style:family="paragraph" style:parent-style-name="Standard" style:list-style-name="L1">
      <style:text-properties officeooo:rsid="001b76f4" officeooo:paragraph-rsid="001b76f4"/>
    </style:style>
    <style:style style:name="P4" style:family="paragraph" style:parent-style-name="Standard" style:list-style-name="L1">
      <style:text-properties officeooo:rsid="001cdd5d" officeooo:paragraph-rsid="001cdd5d"/>
    </style:style>
    <style:style style:name="P5" style:family="paragraph" style:parent-style-name="Standard" style:list-style-name="L1">
      <style:text-properties officeooo:rsid="001d7585" officeooo:paragraph-rsid="001d7585"/>
    </style:style>
    <style:style style:name="P6" style:family="paragraph" style:parent-style-name="Standard" style:list-style-name="L1">
      <style:text-properties officeooo:rsid="001e6aa7" officeooo:paragraph-rsid="001e6aa7"/>
    </style:style>
    <style:style style:name="P7" style:family="paragraph" style:parent-style-name="Standard" style:list-style-name="L1">
      <style:text-properties officeooo:rsid="00238a23" officeooo:paragraph-rsid="00238a23"/>
    </style:style>
    <style:style style:name="P8" style:family="paragraph" style:parent-style-name="Standard" style:list-style-name="L1">
      <style:text-properties officeooo:rsid="00284db5" officeooo:paragraph-rsid="00284db5"/>
    </style:style>
    <style:style style:name="P9" style:family="paragraph" style:parent-style-name="Standard" style:list-style-name="L1">
      <style:text-properties officeooo:rsid="002b5512" officeooo:paragraph-rsid="002b5512"/>
    </style:style>
    <style:style style:name="P10" style:family="paragraph" style:parent-style-name="Standard" style:list-style-name="L1">
      <style:text-properties officeooo:rsid="003510ff" officeooo:paragraph-rsid="003510ff"/>
    </style:style>
    <style:style style:name="P11" style:family="paragraph" style:parent-style-name="Standard" style:list-style-name="L1">
      <style:text-properties officeooo:rsid="00370706" officeooo:paragraph-rsid="00370706"/>
    </style:style>
    <style:style style:name="P12" style:family="paragraph" style:parent-style-name="Standard" style:list-style-name="L1">
      <style:text-properties officeooo:rsid="003988f3" officeooo:paragraph-rsid="003988f3"/>
    </style:style>
    <style:style style:name="P13" style:family="paragraph" style:parent-style-name="Standard" style:list-style-name="L1">
      <style:text-properties officeooo:rsid="0039d3a2" officeooo:paragraph-rsid="0039d3a2"/>
    </style:style>
    <style:style style:name="P14" style:family="paragraph" style:parent-style-name="Standard" style:list-style-name="L1">
      <style:text-properties officeooo:rsid="003a7b39" officeooo:paragraph-rsid="003a7b39"/>
    </style:style>
    <style:style style:name="P15" style:family="paragraph" style:parent-style-name="Standard" style:list-style-name="L1">
      <style:text-properties officeooo:rsid="003b2b01" officeooo:paragraph-rsid="003b2b01"/>
    </style:style>
    <style:style style:name="P16" style:family="paragraph" style:parent-style-name="Standard" style:list-style-name="L1">
      <style:text-properties officeooo:rsid="003b4fba" officeooo:paragraph-rsid="003b4fba"/>
    </style:style>
    <style:style style:name="P17" style:family="paragraph" style:parent-style-name="Standard" style:list-style-name="L1">
      <style:text-properties officeooo:rsid="003bec81" officeooo:paragraph-rsid="003bec81"/>
    </style:style>
    <style:style style:name="P18" style:family="paragraph" style:parent-style-name="Standard" style:list-style-name="L1">
      <style:text-properties officeooo:rsid="003d569a" officeooo:paragraph-rsid="003d569a"/>
    </style:style>
    <style:style style:name="P19" style:family="paragraph" style:parent-style-name="Standard" style:list-style-name="L1">
      <style:text-properties officeooo:rsid="003f9d16" officeooo:paragraph-rsid="003f9d16"/>
    </style:style>
    <style:style style:name="P20" style:family="paragraph" style:parent-style-name="Standard" style:list-style-name="L1">
      <style:text-properties officeooo:rsid="00423655" officeooo:paragraph-rsid="00423655"/>
    </style:style>
    <style:style style:name="P21" style:family="paragraph" style:parent-style-name="Standard" style:list-style-name="L1">
      <style:text-properties officeooo:rsid="0043cf52" officeooo:paragraph-rsid="0043cf52"/>
    </style:style>
    <style:style style:name="P22" style:family="paragraph" style:parent-style-name="Standard" style:list-style-name="L1">
      <style:text-properties officeooo:rsid="0044f29c" officeooo:paragraph-rsid="0044f29c"/>
    </style:style>
    <style:style style:name="P23" style:family="paragraph" style:parent-style-name="Standard" style:list-style-name="L1">
      <style:text-properties officeooo:rsid="004ad351" officeooo:paragraph-rsid="004ad351"/>
    </style:style>
    <style:style style:name="P24" style:family="paragraph" style:parent-style-name="Standard" style:list-style-name="L1">
      <style:text-properties officeooo:rsid="004d1a2e" officeooo:paragraph-rsid="004d1a2e"/>
    </style:style>
    <style:style style:name="P25" style:family="paragraph" style:parent-style-name="Standard" style:list-style-name="L1">
      <style:text-properties officeooo:rsid="004f9f02" officeooo:paragraph-rsid="004f9f02"/>
    </style:style>
    <style:style style:name="P26" style:family="paragraph" style:parent-style-name="Standard" style:list-style-name="L1">
      <style:text-properties officeooo:rsid="004feb75" officeooo:paragraph-rsid="004feb75"/>
    </style:style>
    <style:style style:name="P27" style:family="paragraph" style:parent-style-name="Standard" style:list-style-name="L1">
      <style:text-properties officeooo:rsid="005159eb" officeooo:paragraph-rsid="005159eb"/>
    </style:style>
    <style:style style:name="P28" style:family="paragraph" style:parent-style-name="Standard" style:list-style-name="L1">
      <style:text-properties officeooo:rsid="0052e20c" officeooo:paragraph-rsid="0052e20c"/>
    </style:style>
    <style:style style:name="P29" style:family="paragraph" style:parent-style-name="Standard" style:list-style-name="L1">
      <style:text-properties officeooo:rsid="0053fcab" officeooo:paragraph-rsid="0053fcab"/>
    </style:style>
    <style:style style:name="P30" style:family="paragraph" style:parent-style-name="Standard" style:list-style-name="L1">
      <style:text-properties officeooo:rsid="00544990" officeooo:paragraph-rsid="00544990"/>
    </style:style>
    <style:style style:name="P31" style:family="paragraph" style:parent-style-name="Standard" style:list-style-name="L1">
      <style:text-properties officeooo:rsid="00579be3" officeooo:paragraph-rsid="00579be3"/>
    </style:style>
    <style:style style:name="P32" style:family="paragraph" style:parent-style-name="Standard" style:list-style-name="L1">
      <style:text-properties officeooo:rsid="0057d95f" officeooo:paragraph-rsid="0057d95f"/>
    </style:style>
    <style:style style:name="P33" style:family="paragraph" style:parent-style-name="Standard" style:list-style-name="L1">
      <style:text-properties officeooo:rsid="0059f241" officeooo:paragraph-rsid="0059f241"/>
    </style:style>
    <style:style style:name="P34" style:family="paragraph" style:parent-style-name="Standard" style:list-style-name="L1">
      <style:text-properties officeooo:rsid="005b938d" officeooo:paragraph-rsid="005b938d"/>
    </style:style>
    <style:style style:name="P35" style:family="paragraph" style:parent-style-name="Standard" style:list-style-name="L1">
      <style:text-properties officeooo:rsid="005d6301" officeooo:paragraph-rsid="005d6301"/>
    </style:style>
    <style:style style:name="P36" style:family="paragraph" style:parent-style-name="Standard" style:list-style-name="L1">
      <style:text-properties officeooo:rsid="005f03bf" officeooo:paragraph-rsid="005f03bf"/>
    </style:style>
    <style:style style:name="P37" style:family="paragraph" style:parent-style-name="Standard" style:list-style-name="L1">
      <style:text-properties officeooo:rsid="0060df2a" officeooo:paragraph-rsid="0060df2a"/>
    </style:style>
    <style:style style:name="P38" style:family="paragraph" style:parent-style-name="Standard" style:list-style-name="L1">
      <style:text-properties officeooo:rsid="0062a8a9" officeooo:paragraph-rsid="0062a8a9"/>
    </style:style>
    <style:style style:name="P39" style:family="paragraph" style:parent-style-name="Standard" style:list-style-name="L1">
      <style:text-properties officeooo:rsid="00630ee3" officeooo:paragraph-rsid="00630ee3"/>
    </style:style>
    <style:style style:name="P40" style:family="paragraph" style:parent-style-name="Standard" style:list-style-name="L1">
      <style:text-properties officeooo:rsid="00647566" officeooo:paragraph-rsid="00647566"/>
    </style:style>
    <style:style style:name="P41" style:family="paragraph" style:parent-style-name="Standard" style:list-style-name="L1">
      <style:text-properties officeooo:rsid="0064a402" officeooo:paragraph-rsid="0064a402"/>
    </style:style>
    <style:style style:name="P42" style:family="paragraph" style:parent-style-name="Standard" style:list-style-name="L1">
      <style:text-properties officeooo:rsid="0064b6d3" officeooo:paragraph-rsid="0064b6d3"/>
    </style:style>
    <style:style style:name="P43" style:family="paragraph" style:parent-style-name="Standard" style:list-style-name="L2">
      <style:text-properties officeooo:rsid="0066c45a" officeooo:paragraph-rsid="0066c45a"/>
    </style:style>
    <style:style style:name="P44" style:family="paragraph" style:parent-style-name="Standard">
      <style:text-properties officeooo:rsid="0066c45a" officeooo:paragraph-rsid="0066c45a"/>
    </style:style>
    <style:style style:name="P45" style:family="paragraph" style:parent-style-name="Standard">
      <style:text-properties officeooo:rsid="0069e8c7" officeooo:paragraph-rsid="0069e8c7"/>
    </style:style>
    <style:style style:name="P46" style:family="paragraph" style:parent-style-name="Standard" style:list-style-name="L5">
      <style:text-properties officeooo:rsid="006e8bcc" officeooo:paragraph-rsid="006e8bcc"/>
    </style:style>
    <style:style style:name="P47" style:family="paragraph" style:parent-style-name="Standard" style:list-style-name="L5">
      <style:text-properties officeooo:rsid="006fc243" officeooo:paragraph-rsid="006fc243"/>
    </style:style>
    <style:style style:name="P48" style:family="paragraph" style:parent-style-name="Standard" style:list-style-name="L5">
      <style:text-properties officeooo:rsid="0072a6ed" officeooo:paragraph-rsid="0072a6ed"/>
    </style:style>
    <style:style style:name="P49" style:family="paragraph" style:parent-style-name="Standard" style:list-style-name="L5">
      <style:text-properties officeooo:rsid="0073ac0e" officeooo:paragraph-rsid="0073ac0e"/>
    </style:style>
    <style:style style:name="P50" style:family="paragraph" style:parent-style-name="Standard" style:list-style-name="L5">
      <style:text-properties officeooo:rsid="00740582" officeooo:paragraph-rsid="00740582"/>
    </style:style>
    <style:style style:name="T1" style:family="text">
      <style:text-properties officeooo:rsid="002034f7"/>
    </style:style>
    <style:style style:name="T2" style:family="text">
      <style:text-properties officeooo:rsid="002cee7e"/>
    </style:style>
    <style:style style:name="T3" style:family="text">
      <style:text-properties officeooo:rsid="002e5294"/>
    </style:style>
    <style:style style:name="T4" style:family="text">
      <style:text-properties officeooo:rsid="004ad351"/>
    </style:style>
    <style:style style:name="T5" style:family="text">
      <style:text-properties officeooo:rsid="006f5f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Hvorfor vi trenger Privcy </text:p>
      <text:list xml:id="list1437486444962820362" text:style-name="L1">
        <text:list-item>
          <text:p text:style-name="P2">Man har mange anbefalingssystemer </text:p>
        </text:list-item>
        <text:list-item>
          <text:p text:style-name="P2">Om man setter disse sammen får man en billig åvervåknings-infrastruktur </text:p>
        </text:list-item>
        <text:list-item>
          <text:p text:style-name="P3">Overvåkning</text:p>
          <text:list>
            <text:list-item>
              <text:p text:style-name="P4">De som gjør tvilsomme ting krypterer allerede seg selv </text:p>
            </text:list-item>
            <text:list-item>
              <text:p text:style-name="P4">Overvåknings-redskapene kan misbrukes</text:p>
              <text:list>
                <text:list-item>
                  <text:p text:style-name="P5">Mangel på gjennomsiktighet og sikringer</text:p>
                </text:list-item>
              </text:list>
            </text:list-item>
            <text:list-item>
              <text:p text:style-name="P6">Noen kan utnytte disse redkapene for <text:span text:style-name="T1">dårlige ting </text:span></text:p>
            </text:list-item>
          </text:list>
        </text:list-item>
        <text:list-item>
          <text:p text:style-name="P7">Function creep:</text:p>
          <text:list>
            <text:list-item>
              <text:p text:style-name="P7">Funksjonaliteten for et system man har laget blir utvidet når andre bruker det til sine egne ting,</text:p>
            </text:list-item>
          </text:list>
        </text:list-item>
        <text:list-item>
          <text:p text:style-name="P8">Privacy Is security <text:span text:style-name="T3">property</text:span></text:p>
          <text:list>
            <text:list-item>
              <text:p text:style-name="P9">For <text:span text:style-name="T2">individuals </text:span></text:p>
            </text:list-item>
          </text:list>
        </text:list-item>
        <text:list-item>
          <text:p text:style-name="P10">Privacy paradigms </text:p>
          <text:list>
            <text:list-item>
              <text:p text:style-name="P10">Privacy som konfidensialitet </text:p>
              <text:list>
                <text:list-item>
                  <text:p text:style-name="P11">Miinimer data disclosure</text:p>
                </text:list-item>
                <text:list-item>
                  <text:p text:style-name="P11">Fordel tillit (Unngp single pout if failure)</text:p>
                </text:list-item>
                <text:list-item>
                  <text:p text:style-name="P11">Stol på/krev open source</text:p>
                </text:list-item>
                <text:list-item>
                  <text:p text:style-name="P11">Matte </text:p>
                </text:list-item>
              </text:list>
            </text:list-item>
          </text:list>
        </text:list-item>
        <text:list-item>
          <text:p text:style-name="P12">Privacy as controll </text:p>
          <text:list>
            <text:list-item>
              <text:p text:style-name="P13">La brukeren være mer med på dette</text:p>
            </text:list-item>
            <text:list-item>
              <text:p text:style-name="P14">Accountability</text:p>
            </text:list-item>
          </text:list>
        </text:list-item>
        <text:list-item>
          <text:p text:style-name="P14">Privacy as practice</text:p>
          <text:list>
            <text:list-item>
              <text:p text:style-name="P14">Øke user agency: La dem forhandle om privacy</text:p>
            </text:list-item>
            <text:list-item>
              <text:p text:style-name="P15">Hjelpe med å ta valg </text:p>
            </text:list-item>
            <text:list-item>
              <text:p text:style-name="P15">Privacy som en kollektiv praksis</text:p>
            </text:list-item>
          </text:list>
        </text:list-item>
        <text:list-item>
          <text:p text:style-name="P16">PET</text:p>
        </text:list-item>
        <text:list-item>
          <text:p text:style-name="P17">PETS for «Social» privacy </text:p>
          <text:list>
            <text:list-item>
              <text:p text:style-name="P18">Privacy problemet er definert av brukeren</text:p>
            </text:list-item>
            <text:list-item>
              <text:p text:style-name="P19">Begrensinger: Beskytter bare fra andre brukere: Trusted service providers</text:p>
              <text:list>
                <text:list-item>
                  <text:p text:style-name="P20">Man må kunne stole på dem i så fall </text:p>
                </text:list-item>
                <text:list-item>
                  <text:p text:style-name="P21">Det er ogås begrenset </text:p>
                  <text:list>
                    <text:list-item>
                      <text:p text:style-name="P22">Også befrense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<text:s/><text:span text:style-name="T4">PETS for «Institutional» privacy </text:span></text:p>
          <text:list>
            <text:list-item>
              <text:p text:style-name="P23">Privacy-problemet er deffinert av lover. </text:p>
            </text:list-item>
            <text:list-item>
              <text:p text:style-name="P24">EU-lovgivningen reffererer til personlig data når de nevner data</text:p>
              <text:list>
                <text:list-item>
                  <text:p text:style-name="P25">Pluss, det gir en del problemer med at forskjellige land har veldig forskjellige lover. </text:p>
                </text:list-item>
              </text:list>
            </text:list-item>
          </text:list>
        </text:list-item>
        <text:list-item>
          <text:p text:style-name="P26">PETs for «anti-surveilance» Privacy </text:p>
          <text:list>
            <text:list-item>
              <text:p text:style-name="P27">Privacy problemet er definert av sikkerhetseksperter. </text:p>
              <text:list>
                <text:list-item>
                  <text:p text:style-name="P28">Data er disclosed by default.</text:p>
                </text:list-item>
                <text:list-item>
                  <text:p text:style-name="P28">Motstanderen er hvem som helst </text:p>
                </text:list-item>
                <text:list-item>
                  <text:p text:style-name="P28">Redd for: Sensur, overvåkning, ytringsfrihet. </text:p>
                </text:list-item>
                <text:list-item>
                  <text:p text:style-name="P29">Vanskelig for utviklere og brukere er vanskelig for brukere og utviklere</text:p>
                </text:list-item>
                <text:list-item>
                  <text:p text:style-name="P29">Ytelsen kan bli litt dårligere </text:p>
                </text:list-item>
                <text:list-item>
                  <text:p text:style-name="P30">Uintuitive teknologier </text:p>
                </text:list-item>
              </text:list>
            </text:list-item>
          </text:list>
        </text:list-item>
        <text:list-item>
          <text:p text:style-name="P31">Eksempel på pseudonymiti technologies </text:p>
          <text:list>
            <text:list-item>
              <text:p text:style-name="P32">Bruk av persistent random identifyers </text:p>
            </text:list-item>
          </text:list>
        </text:list-item>
        <text:list-item>
          <text:p text:style-name="P33"><text:soft-page-break/>Privacy property anonymity </text:p>
        </text:list-item>
        <text:list-item>
          <text:p text:style-name="P33">Privacy properties: Unlinkabilities</text:p>
          <text:list>
            <text:list-item>
              <text:p text:style-name="P34">Handler om å linke to handlinger fra samme bruker</text:p>
            </text:list-item>
            <text:list-item>
              <text:p text:style-name="P35">Om man har mye data blir dataen i seg selv en identitet</text:p>
            </text:list-item>
          </text:list>
        </text:list-item>
        <text:list-item>
          <text:p text:style-name="P36">Unobservability </text:p>
          <text:list>
            <text:list-item>
              <text:p text:style-name="P37">Selv om man observerer systemet kan man ikke si om brukeren utfører en handling eller ikke</text:p>
            </text:list-item>
          </text:list>
        </text:list-item>
        <text:list-item>
          <text:p text:style-name="P38">Når man er pseudononymous kan handlingene knyttes til pseudonymet, men ikke mellom hvert av pseudonymene</text:p>
        </text:list-item>
        <text:list-item>
          <text:p text:style-name="P39">Unobservability </text:p>
        </text:list-item>
        <text:list-item>
          <text:p text:style-name="P39">Plausability</text:p>
        </text:list-item>
        <text:list-item>
          <text:p text:style-name="P40">Systematic Privacy Evaluation </text:p>
          <text:list>
            <text:list-item>
              <text:p text:style-name="P40">Konfidensialitet </text:p>
            </text:list-item>
            <text:list-item>
              <text:p text:style-name="P41">Anonymirty: Pr[Identity -&gt; action | observation ]</text:p>
            </text:list-item>
            <text:list-item>
              <text:p text:style-name="P41">unlinkability: Pr[...]</text:p>
            </text:list-item>
          </text:list>
        </text:list-item>
        <text:list-item>
          <text:p text:style-name="P42">Systematic Privacy evaluation</text:p>
        </text:list-item>
      </text:list>
      <text:list xml:id="list158404540136938486" text:style-name="L2">
        <text:list-item>
          <text:p text:style-name="P43">Model the privacy</text:p>
        </text:list-item>
        <text:list-item>
          <text:p text:style-name="P43">Determine what the adversary will see</text:p>
        </text:list-item>
        <text:list-item>
          <text:p text:style-name="P43">Invert the mechanisms the mechaism the adversary would do </text:p>
          <text:list>
            <text:list-item>
              <text:p text:style-name="P43">Alltid anta at motstanderen kjenner til at mekanismene og vil prøve å oppheve effektene deres. </text:p>
            </text:list-item>
          </text:list>
        </text:list-item>
      </text:list>
      <text:p text:style-name="P44"/>
      <text:p text:style-name="P44"/>
      <text:p text:style-name="P44"/>
      <text:p text:style-name="P45">Exercise </text:p>
      <text:p text:style-name="P45"/>
      <text:list xml:id="list253331160148183930" text:style-name="L5">
        <text:list-item>
          <text:p text:style-name="P46">PET for data <text:span text:style-name="T5">anomity </text:span></text:p>
          <text:list>
            <text:list-item>
              <text:p text:style-name="P49">Akse mellom brukbarhet og anonymitet. </text:p>
            </text:list-item>
            <text:list-item>
              <text:p text:style-name="P47">Dårlige: </text:p>
              <text:list>
                <text:list-item>
                  <text:p text:style-name="P47">Remove username </text:p>
                </text:list-item>
                <text:list-item>
                  <text:p text:style-name="P47">Remove date </text:p>
                </text:list-item>
                <text:list-item>
                  <text:p text:style-name="P48">Remove query </text:p>
                </text:list-item>
              </text:list>
            </text:list-item>
          </text:list>
        </text:list-item>
        <text:list-item>
          <text:p text:style-name="P50">Naive anonymization kan lett bli brutt</text:p>
        </text:list-item>
        <text:list-item>
          <text:p text:style-name="P5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3:16:26.816616354</meta:creation-date>
    <meta:generator>LibreOffice/5.1.6.2$Linux_X86_64 LibreOffice_project/10m0$Build-2</meta:generator>
    <dc:date>2019-03-19T16:53:38.832178703</dc:date>
    <meta:editing-duration>PT3H18M16S</meta:editing-duration>
    <meta:editing-cycles>77</meta:editing-cycles>
    <meta:document-statistic meta:table-count="0" meta:image-count="0" meta:object-count="0" meta:page-count="2" meta:paragraph-count="73" meta:word-count="444" meta:character-count="2638" meta:non-whitespace-character-count="2297"/>
  </office:meta>
</office:document-meta>
</file>